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fcbd8" officeooo:paragraph-rsid="001fcbd8"/>
    </style:style>
    <style:style style:name="P3" style:family="paragraph" style:parent-style-name="Standard">
      <style:text-properties officeooo:rsid="00204b62" officeooo:paragraph-rsid="00204b62"/>
    </style:style>
    <style:style style:name="P4" style:family="paragraph" style:parent-style-name="Standard">
      <style:text-properties officeooo:rsid="0022f38e" officeooo:paragraph-rsid="0022f38e"/>
    </style:style>
    <style:style style:name="P5" style:family="paragraph" style:parent-style-name="Standard">
      <style:text-properties officeooo:rsid="0025f358" officeooo:paragraph-rsid="0025f358"/>
    </style:style>
    <style:style style:name="P6" style:family="paragraph" style:parent-style-name="Standard">
      <style:text-properties fo:font-weight="bold" officeooo:rsid="0025f358" officeooo:paragraph-rsid="0025f358" style:font-weight-asian="bold" style:font-weight-complex="bold"/>
    </style:style>
    <style:style style:name="P7" style:family="paragraph" style:parent-style-name="Standard" style:list-style-name="L1">
      <style:text-properties officeooo:rsid="0025f358" officeooo:paragraph-rsid="0025f358"/>
    </style:style>
    <style:style style:name="P8" style:family="paragraph" style:parent-style-name="Standard">
      <style:text-properties fo:font-weight="bold" officeooo:rsid="00204b62" officeooo:paragraph-rsid="00204b62" style:font-weight-asian="bold" style:font-weight-complex="bold"/>
    </style:style>
    <style:style style:name="P9" style:family="paragraph" style:parent-style-name="Standard" style:list-style-name="L2">
      <style:text-properties officeooo:paragraph-rsid="00204b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4b62"/>
    </style:style>
    <style:style style:name="T3" style:family="text">
      <style:text-properties officeooo:rsid="0023b324"/>
    </style:style>
    <style:style style:name="T4" style:family="text">
      <style:text-properties officeooo:rsid="0020fe01"/>
    </style:style>
    <style:style style:name="T5" style:family="text">
      <style:text-properties officeooo:rsid="0024c115"/>
    </style:style>
    <style:style style:name="T6" style:family="text">
      <style:text-properties officeooo:rsid="00229963"/>
    </style:style>
    <style:style style:name="T7" style:family="text">
      <style:text-properties officeooo:rsid="002587e6"/>
    </style:style>
    <style:style style:name="T8" style:family="text">
      <style:text-properties officeooo:rsid="0025f358"/>
    </style:style>
    <style:style style:name="T9" style:family="text">
      <style:text-properties officeooo:rsid="0028f56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ăsurători cu osciloscopul în timp real III</text:p>
      <text:p text:style-name="Standard"/>
      <text:p text:style-name="P2"><text:span text:style-name="T1">Figurile Lissajous</text:span> sunt formate din <text:span text:style-name="T2">compunerea perpendicular</text:span><text:span text:style-name="T3">ă</text:span><text:span text:style-name="T2"> a dou</text:span><text:span text:style-name="T3">ă</text:span><text:span text:style-name="T2"> semnale </text:span><text:span text:style-name="T4">sinsusoidale</text:span><text:span text:style-name="T2">, una pe axa X, </text:span><text:span text:style-name="T5">respectiv</text:span><text:span text:style-name="T2"> una pe axa Y.</text:span></text:p>
      <text:p text:style-name="P2"/>
      <text:p text:style-name="P3">Compunerea lor rezultă în afișarea <text:span text:style-name="T4">cel puțin a </text:span>unei elipse (cercul este o elipsă <text:span text:style-name="T6">simplificată).</text:span></text:p>
      <text:p text:style-name="P3"/>
      <text:p text:style-name="P4">Raportul <draw:frame draw:style-name="fr1" draw:name="Object2" text:anchor-type="as-char" svg:y="-0.684cm" svg:width="0.598cm" svg:height="1.131cm" draw:z-index="1"><draw:object xlink:href="./Object 2" xlink:type="simple" xlink:show="embed" xlink:actuate="onLoad"/><draw:image xlink:href="./ObjectReplacements/Object 2" xlink:type="simple" xlink:show="embed" xlink:actuate="onLoad"/></draw:frame><text:s/>de intersec<text:span text:style-name="T7">ț</text:span>ie a punctelor cu <text:span text:style-name="T8">axele axele </text:span><text:span text:style-name="T9">X</text:span><text:span text:style-name="T8"> și </text:span><text:span text:style-name="T9">Y</text:span><text:span text:style-name="T8"> pot determina frecvența unui semnal sinusoidal necunoscut.</text:span></text:p>
      <text:p text:style-name="P5"/>
      <text:p text:style-name="P6">Pași de măsurare frecvență:</text:p>
      <text:list text:style-name="L1">
        <text:list-item>
          <text:p text:style-name="P7">Se conectează un generator de semnal sinusoidal la osciloscop, și se setează osciloscopul în modul XY.</text:p>
        </text:list-item>
        <text:list-item>
          <text:p text:style-name="P7">Se ajustează semnalul generatorului astfel încât să apară o figură stabilă.</text:p>
        </text:list-item>
        <text:list-item>
          <text:p text:style-name="P7">Se notează numărul de puncte de intersecție în axa X, și separat în axa Y.</text:p>
        </text:list-item>
        <text:list-item>
          <text:p text:style-name="P7">Se calculează frecvența necunoscută cu ecuația <draw:frame draw:style-name="fr1" draw:name="Object1" text:anchor-type="as-char" svg:y="-0.684cm" svg:width="3.565cm" svg:height="1.131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/>
      <text:p text:style-name="P8">Bibliografie:</text:p>
      <text:list text:style-name="L2">
        <text:list-item>
          <text:p text:style-name="P9"><text:a xlink:type="simple" xlink:href="https://youtu.be/HqsXe3IKTCo" text:style-name="Internet_20_link" text:visited-style-name="Visited_20_Internet_20_Link"><text:span text:style-name="T2">https://youtu.be/HqsXe3IKTCo</text:span></text:a><text:span text:style-name="T2"> - </text:span>Junk Box Oscilloscope, Can It Be Fixed? - <text:a xlink:type="simple" xlink:href="http://yt.lol:9010/https://www.youtube.com/channel/UCU9SoQxJewrWb_3GxeteQPA" text:style-name="Internet_20_link" text:visited-style-name="Visited_20_Internet_20_Link">Mr Carlson's Lab</text:a></text:p>
        </text:list-item>
        <text:list-item>
          <text:p text:style-name="P9"><text:a xlink:type="simple" xlink:href="https://elearning.unitbv.ro/pluginfile.php/263843/mod_resource/content/0/L10_osciloscop3.pdf" text:style-name="Internet_20_link" text:visited-style-name="Visited_20_Internet_20_Link">https://elearning.unitbv.ro/pluginfile.php/263843/mod_resource/content/0/L10_osciloscop3.pdf</text:a> - Măsurători cu osciloscopul în timp real III – <text:span text:style-name="T2">Machedon Pisu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3:09:21.975850416</meta:creation-date>
    <dc:date>2025-01-14T13:33:15.356083890</dc:date>
    <meta:editing-duration>PT23M48S</meta:editing-duration>
    <meta:editing-cycles>14</meta:editing-cycles>
    <meta:generator>LibreOffice/24.8.3.2$Linux_X86_64 LibreOffice_project/480$Build-2</meta:generator>
    <meta:document-statistic meta:table-count="0" meta:image-count="0" meta:object-count="2" meta:page-count="1" meta:paragraph-count="12" meta:word-count="143" meta:character-count="974" meta:non-whitespace-character-count="846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necunoscut</mi>
      </msub>
      <mo stretchy="false">=</mo>
      <mrow>
        <mfrac>
          <msub>
            <mi>N</mi>
            <mi>y</mi>
          </msub>
          <msub>
            <mi>N</mi>
            <mi>x</mi>
          </msub>
        </mfrac>
        <mo stretchy="false">⋅</mo>
        <msub>
          <mi>f</mi>
          <mi mathvariant="italic">referință</mi>
        </msub>
      </mrow>
    </mrow>
    <annotation encoding="StarMath 5.0">f_necunoscut = N_y over N_x cdot f_referință</annotation>
  </semantics>
</math>
</file>

<file path=Object 2/content.xml><?xml version="1.0" encoding="utf-8"?>
<math xmlns="http://www.w3.org/1998/Math/MathML" display="block">
  <semantics>
    <mfrac>
      <msub>
        <mi>N</mi>
        <mi>x</mi>
      </msub>
      <msub>
        <mi>N</mi>
        <mi>y</mi>
      </msub>
    </mfrac>
    <annotation encoding="StarMath 5.0">N_x over N_y</annotation>
  </semantics>
</math>
</file>